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is doświadczenia</text:p>
      <text:p text:style-name="P1"><text:span text:style-name="T1"/></text:p>
      <text:p text:style-name="P1"><text:span text:style-name="T1"><text:tab/>Eksperyment polegał na badaniu źródeł światła, całe doświadczenie było podzielone na 3 części:</text:span></text:p>
      <text:list xml:id="list7687804269488092198" text:style-name="L1">
        <text:list-item>
          <text:list>
            <text:list-item>
              <text:list>
                <text:list-item>
                  <text:p text:style-name="P2">Kalibracja fotodiody<text:span text:style-name="T1"> – ta część polegała na umieszczeniu źródła światła wzorcowego (Diody LED) o światłości równej 6 kandeli, w odłegłości ok. 20 cm od fotodiody, w celu wyznaczenia wartości fotoprądu diody.</text:span></text:p>
                </text:list-item>
                <text:list-item>
                  <text:p text:style-name="P2">Pomiar zależności światłości żarówki od napięcia i mocy zasilania<text:span text:style-name="T1"> – w tej części badanym źródłem światła była żarówka o mocy 25W, umieszczona w odłegłości 20 cm od fotodiody. Do żarówki podłącząny był transformator, przy pomocy którego zmienialiśmy natężenie prądu przez nią przepływającego, zaczynając na wartości 100 V i kończąc na 220V, z krokiem 20V. W każdym kolejnym kroku odczytywaliśmy wartość npięcia prądu płynącego przez żarówkę oraz wartość natężenia fotoprądu przepływającego przez fotodiodę. Ostatnim etapem tej części było skorzystanie z wykresu zależności natężenia prądu od napięcia na transformatorze pomiarowym, w celu wyznaczenia natężenia prądu w żarówce dla poszczególnych pomiarów.</text:span></text:p>
                </text:list-item>
                <text:list-item>
                  <text:p text:style-name="P2">Pomiar światłości żarówki kompaktowej<text:span text:style-name="T1"> – w tej części badanym źródłem światła była żarówka kompaktowa o mocy 10W, ustawiona w odległości 20 cm od fotodiody. Przed wykonaniem pomiarów trzeba było odczekać ok. 5 minut, aby żarówka się rozgrzała. Po nagrzaniu się żarówki odczytujemy wartość natężenia fotoprądu przepływającego przez fotodiodę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38S</meta:editing-duration>
    <meta:editing-cycles>4</meta:editing-cycles>
    <meta:generator>OpenOffice/4.1.3$Win32 OpenOffice.org_project/413m1$Build-9783</meta:generator>
    <dc:date>2017-10-14T18:14:57.78</dc:date>
    <dc:creator>Jacek </dc:creator>
    <meta:document-statistic meta:table-count="0" meta:image-count="0" meta:object-count="0" meta:page-count="1" meta:paragraph-count="5" meta:word-count="195" meta:character-count="1370"/>
    <meta:user-defined meta:name="Info 1"/>
    <meta:user-defined meta:name="Info 2"/>
    <meta:user-defined meta:name="Info 3"/>
    <meta:user-defined meta:name="Info 4"/>
  </office:meta>
</office:document-meta>
</file>